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0pt" style:font-size-asian="26pt" style:font-size-complex="26pt"/>
    </style:style>
    <style:style style:name="P9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5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7" style:family="text">
      <style:text-properties fo:font-size="32pt" fo:font-style="italic" style:font-size-asian="44pt" style:font-style-asian="italic" style:font-size-complex="44pt" style:font-style-complex="italic"/>
    </style:style>
    <style:style style:name="T18" style:family="text">
      <style:text-properties fo:font-size="32pt" fo:font-style="normal" style:font-size-asian="44pt" style:font-style-asian="normal" style:font-size-complex="44pt" style:font-style-complex="normal"/>
    </style:style>
    <style:style style:name="T19" style:family="text">
      <style:text-properties fo:font-size="20pt" style:font-size-asian="26pt" style:font-size-complex="26pt"/>
    </style:style>
    <style:style style:name="T20" style:family="text">
      <style:text-properties style:text-position="-33% 58%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en in Zylinder- und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2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3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3">q</text:span>, <text:span text:style-name="T13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3">q</text:span>, <text:span text:style-name="T13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14">F</text:span><text:span text:style-name="T15"> </text:span><text:span text:style-name="T8">(</text:span><text:span text:style-name="T16">q</text:span><text:span text:style-name="T8">, </text:span><text:span text:style-name="T16">p</text:span><text:span text:style-name="T8">, </text:span><text:span text:style-name="T17">t</text:span><text:span text:style-name="T18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19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0">1</text:span>,...,<text:span text:style-name="T4">q</text:span><text:span text:style-name="T5">S</text:span> die generalisierten Impulse <text:span text:style-name="T21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text-style-name="P9" draw:layer="layout" svg:width="25.199cm" svg:height="4.384cm" svg:x="1.4cm" svg:y="0.398cm" presentation:class="title" presentation:user-transformed="true">
          <draw:text-box>
            <text:p><text:span text:style-name="T22">Nennen Sie im Zusammenhang mit dem modifizierten Hamilton’schen Prinzip ein erstes Kriterium dafür, dass eine Phasentransformation (</text:span><text:span text:style-name="T23">q</text:span><text:span text:style-name="T22">, </text:span><text:span text:style-name="T23">p</text:span><text:span text:style-name="T22">) −→ (¯</text:span><text:span text:style-name="T23">q</text:span><text:span text:style-name="T22">, ¯</text:span><text:span text:style-name="T23">p</text:span><text:span text:style-name="T22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19:29:34.763000000</dc:date>
    <meta:document-statistic meta:object-count="317"/>
  </office:meta>
</office:document-meta>
</file>